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weight="bold" officeooo:rsid="0000d429" officeooo:paragraph-rsid="0000d429" style:font-weight-asian="bold" style:font-weight-complex="bold"/>
    </style:style>
    <style:style style:name="P2" style:family="paragraph" style:parent-style-name="Standard">
      <style:paragraph-properties fo:text-align="end" style:justify-single-word="false"/>
      <style:text-properties style:font-name="Ubuntu" fo:font-weight="normal" officeooo:rsid="0000d429" officeooo:paragraph-rsid="0000d429" style:font-weight-asian="normal" style:font-weight-complex="normal"/>
    </style:style>
    <style:style style:name="P3" style:family="paragraph" style:parent-style-name="Standard">
      <style:paragraph-properties fo:text-align="start" style:justify-single-word="false"/>
      <style:text-properties style:font-name="Ubuntu" fo:font-weight="normal" officeooo:rsid="0000d429" officeooo:paragraph-rsid="0000d429" style:font-weight-asian="normal" style:font-weight-complex="normal"/>
    </style:style>
    <style:style style:name="P4" style:family="paragraph" style:parent-style-name="Standard">
      <style:paragraph-properties fo:text-align="start" style:justify-single-word="false"/>
      <style:text-properties style:font-name="Ubuntu" fo:font-weight="normal" officeooo:rsid="000254b2" officeooo:paragraph-rsid="000254b2" style:font-weight-asian="normal" style:font-weight-complex="normal"/>
    </style:style>
    <style:style style:name="P5" style:family="paragraph" style:parent-style-name="Standard">
      <style:paragraph-properties fo:text-align="start" style:justify-single-word="false"/>
      <style:text-properties style:font-name="Ubuntu" fo:font-weight="normal" officeooo:rsid="00058997" officeooo:paragraph-rsid="00058997" style:font-weight-asian="normal" style:font-weight-complex="normal"/>
    </style:style>
    <style:style style:name="P6" style:family="paragraph" style:parent-style-name="Standard">
      <style:paragraph-properties fo:text-align="start" style:justify-single-word="false"/>
      <style:text-properties style:font-name="Ubuntu" fo:font-weight="normal" officeooo:rsid="000621d4" officeooo:paragraph-rsid="000621d4" style:font-weight-asian="normal" style:font-weight-complex="normal"/>
    </style:style>
    <style:style style:name="T1" style:family="text">
      <style:text-properties officeooo:rsid="000254b2"/>
    </style:style>
    <style:style style:name="T2" style:family="text">
      <style:text-properties officeooo:rsid="00038103"/>
    </style:style>
    <style:style style:name="T3" style:family="text">
      <style:text-properties officeooo:rsid="000621d4"/>
    </style:style>
    <style:style style:name="T4" style:family="text">
      <style:text-properties fo:font-weight="bold" style:font-weight-asian="bold" style:font-weight-complex="bold"/>
    </style:style>
    <style:style style:name="T5" style:family="text">
      <style:text-properties officeooo:rsid="00068ac2"/>
    </style:style>
    <style:style style:name="T6" style:family="text">
      <style:text-properties style:text-underline-style="solid" style:text-underline-width="auto" style:text-underline-color="font-color"/>
    </style:style>
    <style:style style:name="T7"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encia Artificial</text:p>
      <text:p text:style-name="P1">Proyecto 3 – Redes Neuronales</text:p>
      <text:p text:style-name="P1">Pick a Number</text:p>
      <text:p text:style-name="P1"/>
      <text:p text:style-name="P2"/>
      <text:p text:style-name="P2">Realizado por:</text:p>
      <text:p text:style-name="P2"/>
      <text:p text:style-name="P2">Javier Acosta – 19868240</text:p>
      <text:p text:style-name="P2">Pedro Boll – 20173376</text:p>
      <text:p text:style-name="P2"><text:span text:style-name="T2">Sección</text:span>: C1</text:p>
      <text:p text:style-name="P3"/>
      <text:p text:style-name="P3">Al momento de diseñar la red neuronal, se decidió utilizar el algoritmo Perceptron Multi<text:span text:style-name="T1">c</text:span>apas, que implementa una red neuronal capaz de <text:span text:style-name="T1">clasificar elementos de entrada en distintas posibles clases de salida. Esta característica de poder clasificar en casos que no son linealmente separables fue la que hizo que considerásemos usar una capa oculta, que es la que separa al diseño del perceptron simple del multicapas ya que el primero solo permite una salida binaria.</text:span></text:p>
      <text:p text:style-name="P3"/>
      <text:p text:style-name="P4">Concretamente, nuestra red neuronal consta de una capa de entrada con <text:span text:style-name="T2">10000 neuronas, ya que hacemos corresponder cada una de ellas con cada uno de los píxeles de la imagen de entrada. El potencial postsináptico de cada neurona se calcula como el producto interno de sus entradas y el peso respectivo de cada una. Luego las neuronas de la capa de entrada se conectan con la capa oculta (siguiendo el patrón de interconexión hacia adelante), la cual a su vez consta de 320 neuronas y utiliza la tangente hiperbólica como función de activación. Finalmente, las neuronas de la capa oculta se conectan con la capa de salida, que esta compuesta por 10 neuronas las cuales corresponden a los 10 valores posibles de salida, estas, utilizan simplemente la función identidad puesto que al recibir una entrada, quiere decir que deben ser activadas.</text:span></text:p>
      <text:p text:style-name="P4"/>
      <text:p text:style-name="P5">El proyecto fue realizado utilizando el lenguaje python, empleando además la biblioteca para desarrollo de interfaces gráficas Qt, concretamente la adaptación (binding) para python PySide. En cuanto a la implementación de la red neuronal se utilizo la biblioteca para <text:s/>aprendizaje de maquina (Machine Learning) Pybrain, la cual se especializa en algoritmos de redes neuronales proveyendo una interfaz fácil de usar, flexible y de alto nivel para crear, entrenar, probar <text:span text:style-name="T3">e incluso mostrar </text:span>las <text:span text:style-name="T3">estructuras resultantes.</text:span></text:p>
      <text:p text:style-name="P5"/>
      <text:p text:style-name="P6">Aparte de esto se implemento un modulo que es capaz de leer, procesar y escribir archivos PBM siguiendo la especificación que se dio en el enunciado, es decir los archivos clasificados con el “numero mágico” P1 del formato Netpbm</text:p>
      <text:p text:style-name="P5"/>
      <text:p text:style-name="P6">Para nuestro proyecto debe utilizarse python para ejecutar el archivo Proyecto.py el cual a su vez crea la interfaz gráfica para dibujar libremente la entrada. En caso de querer empezar nuevamente se puede hacer <text:span text:style-name="T4">click derecho</text:span> en el lienzo y este <text:span text:style-name="T5">volverá</text:span> a quedar en blanco. Cuando esta terminada la entrada, se presiona la tecla <text:s/><text:span text:style-name="T4">S</text:span> lo cual hace que, por medio del modulo antes mencionado, se cree una imagen PBM que codifica la entrada a mano y se alimenta esta a la red neuronal <text:span text:style-name="T5">para ser proces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12:10:15.101822627</meta:creation-date>
    <dc:date>2015-03-28T13:35:46.336638546</dc:date>
    <meta:editing-duration>PT38M39S</meta:editing-duration>
    <meta:editing-cycles>2</meta:editing-cycles>
    <meta:generator>LibreOffice/4.2.7.2$Linux_X86_64 LibreOffice_project/420m0$Build-2</meta:generator>
    <meta:document-statistic meta:table-count="0" meta:image-count="0" meta:object-count="0" meta:page-count="1" meta:paragraph-count="12" meta:word-count="436" meta:character-count="2683" meta:non-whitespace-character-count="2254"/>
  </office:meta>
</office:document-meta>
</file>